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 style:font-family-generic="roman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7472in" fo:margin-left="0.0424in" table:align="left"/>
    </style:style>
    <style:style style:name="Table1.A" style:family="table-column">
      <style:table-column-properties style:column-width="5.3507in"/>
    </style:style>
    <style:style style:name="Table1.B" style:family="table-column">
      <style:table-column-properties style:column-width="5.39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4799in"/>
    </style:style>
    <style:style style:name="Table2" style:family="table">
      <style:table-properties style:width="3.2431in" table:align="left"/>
    </style:style>
    <style:style style:name="Table2.A" style:family="table-column">
      <style:table-column-properties style:column-width="1.4917in"/>
    </style:style>
    <style:style style:name="Table2.B" style:family="table-column">
      <style:table-column-properties style:column-width="1.7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8in" table:align="margins"/>
    </style:style>
    <style:style style:name="Table4.A" style:family="table-column">
      <style:table-column-properties style:column-width="5.4in" style:rel-column-width="32767*"/>
    </style:style>
    <style:style style:name="Table4.B" style:family="table-column">
      <style:table-column-properties style:column-width="5.4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8in" table:align="margins"/>
    </style:style>
    <style:style style:name="Table3.A" style:family="table-column">
      <style:table-column-properties style:column-width="5.4in" style:rel-column-width="32767*"/>
    </style:style>
    <style:style style:name="Table3.B" style:family="table-column">
      <style:table-column-properties style:column-width="5.4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256e" officeooo:paragraph-rsid="0001256e"/>
    </style:style>
    <style:style style:name="P2" style:family="paragraph" style:parent-style-name="Standard">
      <style:text-properties officeooo:rsid="00063cac" officeooo:paragraph-rsid="00063cac"/>
    </style:style>
    <style:style style:name="P3" style:family="paragraph" style:parent-style-name="Standard">
      <style:text-properties officeooo:paragraph-rsid="0001256e"/>
    </style:style>
    <style:style style:name="P4" style:family="paragraph" style:parent-style-name="Standard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b3aff" officeooo:paragraph-rsid="0015a2c5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5" style:family="paragraph" style:parent-style-name="Standard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45b4ab" officeooo:paragraph-rsid="0045b4ab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6" style:family="paragraph" style:parent-style-name="Standard">
      <style:text-properties officeooo:rsid="0012f428" officeooo:paragraph-rsid="00063cac"/>
    </style:style>
    <style:style style:name="P7" style:family="paragraph" style:parent-style-name="Standard">
      <style:text-properties officeooo:rsid="00267031" officeooo:paragraph-rsid="00267031"/>
    </style:style>
    <style:style style:name="P8" style:family="paragraph" style:parent-style-name="Standard">
      <style:text-properties officeooo:rsid="0027b218" officeooo:paragraph-rsid="0027b218"/>
    </style:style>
    <style:style style:name="P9" style:family="paragraph" style:parent-style-name="Standard">
      <style:text-properties officeooo:rsid="0027b218" officeooo:paragraph-rsid="002975a6"/>
    </style:style>
    <style:style style:name="P10" style:family="paragraph" style:parent-style-name="Standard">
      <style:text-properties officeooo:rsid="002975a6" officeooo:paragraph-rsid="002975a6"/>
    </style:style>
    <style:style style:name="P11" style:family="paragraph" style:parent-style-name="Standard">
      <style:text-properties officeooo:rsid="002cf57b" officeooo:paragraph-rsid="002cf57b"/>
    </style:style>
    <style:style style:name="P12" style:family="paragraph" style:parent-style-name="Standard">
      <style:text-properties officeooo:rsid="002e151b" officeooo:paragraph-rsid="002e151b"/>
    </style:style>
    <style:style style:name="P13" style:family="paragraph" style:parent-style-name="Standard">
      <style:text-properties officeooo:rsid="00335d21" officeooo:paragraph-rsid="00335d21"/>
    </style:style>
    <style:style style:name="P14" style:family="paragraph" style:parent-style-name="Standard">
      <style:text-properties officeooo:rsid="003daba0" officeooo:paragraph-rsid="003daba0"/>
    </style:style>
    <style:style style:name="P15" style:family="paragraph" style:parent-style-name="Standard">
      <style:text-properties officeooo:rsid="003daba0" officeooo:paragraph-rsid="003c4d88"/>
    </style:style>
    <style:style style:name="P16" style:family="paragraph" style:parent-style-name="Standard">
      <style:text-properties officeooo:rsid="003ee395" officeooo:paragraph-rsid="003ee395"/>
    </style:style>
    <style:style style:name="P17" style:family="paragraph" style:parent-style-name="Standard">
      <style:text-properties officeooo:rsid="00357a93" officeooo:paragraph-rsid="00335d21"/>
    </style:style>
    <style:style style:name="P18" style:family="paragraph" style:parent-style-name="Standard">
      <style:text-properties officeooo:rsid="00357a93" officeooo:paragraph-rsid="003daba0"/>
    </style:style>
    <style:style style:name="P19" style:family="paragraph" style:parent-style-name="Standard">
      <style:text-properties officeooo:rsid="002f80cd" officeooo:paragraph-rsid="002f80cd"/>
    </style:style>
    <style:style style:name="P20" style:family="paragraph" style:parent-style-name="Standard">
      <style:text-properties officeooo:rsid="004014df" officeooo:paragraph-rsid="004014df"/>
    </style:style>
    <style:style style:name="P21" style:family="paragraph" style:parent-style-name="Standard">
      <style:text-properties officeooo:rsid="004014df" officeooo:paragraph-rsid="002f80cd"/>
    </style:style>
    <style:style style:name="P22" style:family="paragraph" style:parent-style-name="Standard">
      <style:text-properties officeooo:rsid="004196ee" officeooo:paragraph-rsid="004196ee"/>
    </style:style>
    <style:style style:name="P23" style:family="paragraph" style:parent-style-name="Standard">
      <style:text-properties officeooo:rsid="0038cc66" officeooo:paragraph-rsid="003c4d88"/>
    </style:style>
    <style:style style:name="P24" style:family="paragraph" style:parent-style-name="Standard">
      <style:text-properties officeooo:rsid="0044dc23" officeooo:paragraph-rsid="0044dc23"/>
    </style:style>
    <style:style style:name="P25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545b6" officeooo:paragraph-rsid="00067b0e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26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b5eb3" officeooo:paragraph-rsid="000b5eb3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27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bb5c4" officeooo:paragraph-rsid="000bb5c4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28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bb5c4" officeooo:paragraph-rsid="0042fec7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29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1256e" officeooo:paragraph-rsid="0001256e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0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14e1bd" officeooo:paragraph-rsid="0014e1bd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1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15cc2a" officeooo:paragraph-rsid="0015cc2a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2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15a2c5" officeooo:paragraph-rsid="00190cfa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3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1aba1f" officeooo:paragraph-rsid="001aba1f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4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1b7e67" officeooo:paragraph-rsid="001b7e67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5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1cc1e8" officeooo:paragraph-rsid="001cc1e8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6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paragraph-rsid="001f2afa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7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2045a" officeooo:paragraph-rsid="00214cb9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8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27b218" officeooo:paragraph-rsid="0027b218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9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2b6ea4" officeooo:paragraph-rsid="002b6ea4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0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1f461b" officeooo:paragraph-rsid="0021cbcb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1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1f2afa" officeooo:paragraph-rsid="0021cbcb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2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21cbcb" officeooo:paragraph-rsid="0021cbcb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3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214cb9" officeooo:paragraph-rsid="0021cbcb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4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250afa" officeooo:paragraph-rsid="0021cbcb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5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7c61f" officeooo:paragraph-rsid="0015a2c5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6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44dc23" officeooo:paragraph-rsid="0044dc23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7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45b4ab" officeooo:paragraph-rsid="0045b4ab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48" style:family="paragraph" style:parent-style-name="Table_20_Contents">
      <style:text-properties style:text-outline="false" style:text-line-through-style="none" style:text-line-through-type="none" style:font-name="Courier" fo:font-size="13pt" fo:letter-spacing="normal" fo:font-style="normal" fo:text-shadow="none" style:text-underline-style="none" fo:font-weight="normal" officeooo:rsid="001f74e7" officeooo:paragraph-rsid="00214cb9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P49" style:family="paragraph" style:parent-style-name="Table_20_Contents">
      <style:text-properties style:text-outline="false" style:text-line-through-style="none" style:text-line-through-type="none" style:text-position="0% 100%" style:font-name="Courier" fo:font-size="12pt" fo:letter-spacing="normal" fo:font-style="normal" fo:text-shadow="none" style:text-underline-style="none" fo:font-weight="normal" officeooo:rsid="00067b0e" officeooo:paragraph-rsid="00067b0e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50" style:family="paragraph" style:parent-style-name="Table_20_Contents">
      <style:text-properties style:text-outline="false" style:text-line-through-style="none" style:text-line-through-type="none" style:text-position="0% 100%" style:font-name="Courier" fo:font-size="12pt" fo:letter-spacing="normal" fo:font-style="normal" fo:text-shadow="none" style:text-underline-style="none" fo:font-weight="normal" officeooo:rsid="001aba1f" officeooo:paragraph-rsid="001aba1f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51" style:family="paragraph" style:parent-style-name="Table_20_Contents">
      <style:text-properties style:text-outline="false" style:text-line-through-style="none" style:text-line-through-type="none" style:font-name="Courier New" fo:font-size="12pt" fo:letter-spacing="normal" fo:font-style="normal" fo:text-shadow="none" style:text-underline-style="none" fo:font-weight="normal" officeooo:rsid="000b5eb3" officeooo:paragraph-rsid="001cc1e8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52" style:family="paragraph" style:parent-style-name="Table_20_Contents">
      <style:text-properties style:font-name="Courier" fo:font-size="12pt" fo:font-weight="normal" officeooo:rsid="000545b6" officeooo:paragraph-rsid="00067b0e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font-name="Courier" fo:font-size="12pt" fo:font-weight="normal" officeooo:rsid="000545b6" officeooo:paragraph-rsid="0017d2ac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style:font-name="Courier" fo:font-size="12pt" fo:font-weight="normal" officeooo:rsid="00067b0e" officeooo:paragraph-rsid="00067b0e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style:font-name="Courier" fo:font-size="12pt" fo:font-weight="normal" officeooo:rsid="0003e607" officeooo:paragraph-rsid="0003e607" style:font-size-asian="12pt" style:font-weight-asian="normal" style:font-size-complex="12pt" style:font-weight-complex="normal"/>
    </style:style>
    <style:style style:name="P56" style:family="paragraph" style:parent-style-name="Table_20_Contents">
      <style:text-properties style:font-name="Courier" fo:font-size="12pt" fo:font-weight="normal" officeooo:rsid="0001256e" officeooo:paragraph-rsid="0001256e" style:font-size-asian="12pt" style:font-weight-asian="normal" style:font-size-complex="12pt" style:font-weight-complex="normal"/>
    </style:style>
    <style:style style:name="P57" style:family="paragraph" style:parent-style-name="Table_20_Contents">
      <style:text-properties style:font-name="Courier" fo:font-size="12pt" fo:font-weight="normal" officeooo:rsid="0001256e" officeooo:paragraph-rsid="0003e607" style:font-size-asian="12pt" style:font-weight-asian="normal" style:font-size-complex="12pt" style:font-weight-complex="normal"/>
    </style:style>
    <style:style style:name="P58" style:family="paragraph" style:parent-style-name="Table_20_Contents">
      <style:text-properties style:font-name="Courier" fo:font-size="12pt" fo:font-weight="normal" officeooo:rsid="0001256e" officeooo:paragraph-rsid="0042fec7" style:font-size-asian="12pt" style:font-weight-asian="normal" style:font-size-complex="12pt" style:font-weight-complex="normal"/>
    </style:style>
    <style:style style:name="P59" style:family="paragraph" style:parent-style-name="Table_20_Contents">
      <style:text-properties style:font-name="Courier" fo:font-size="12pt" fo:font-weight="normal" officeooo:rsid="001df3ed" officeooo:paragraph-rsid="001df3ed" style:font-size-asian="12pt" style:font-weight-asian="normal" style:font-size-complex="12pt" style:font-weight-complex="normal"/>
    </style:style>
    <style:style style:name="P60" style:family="paragraph" style:parent-style-name="Table_20_Contents">
      <style:text-properties style:font-name="Courier" fo:font-size="12pt" fo:font-weight="normal" officeooo:rsid="001be76c" officeooo:paragraph-rsid="001be76c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style:font-name="Courier" fo:font-size="12pt" fo:font-weight="normal" officeooo:rsid="001cc1e8" officeooo:paragraph-rsid="001cc1e8" style:font-size-asian="12pt" style:font-weight-asian="normal" style:font-size-complex="12pt" style:font-weight-complex="normal"/>
    </style:style>
    <style:style style:name="P62" style:family="paragraph" style:parent-style-name="Table_20_Contents">
      <style:text-properties style:font-name="Courier" fo:font-size="12pt" fo:font-weight="normal" officeooo:rsid="0002045a" officeooo:paragraph-rsid="00214cb9" style:font-size-asian="12pt" style:font-weight-asian="normal" style:font-size-complex="12pt" style:font-weight-complex="normal"/>
    </style:style>
    <style:style style:name="P63" style:family="paragraph" style:parent-style-name="Table_20_Contents">
      <style:text-properties style:font-name="Courier" fo:font-size="12pt" fo:font-weight="normal" officeooo:rsid="0002045a" officeooo:paragraph-rsid="0021cbcb" style:font-size-asian="12pt" style:font-weight-asian="normal" style:font-size-complex="12pt" style:font-weight-complex="normal"/>
    </style:style>
    <style:style style:name="P64" style:family="paragraph" style:parent-style-name="Table_20_Contents">
      <style:text-properties style:font-name="Courier" fo:font-size="12pt" fo:font-weight="normal" officeooo:rsid="0002045a" officeooo:paragraph-rsid="00225e50" style:font-size-asian="12pt" style:font-weight-asian="normal" style:font-size-complex="12pt" style:font-weight-complex="normal"/>
    </style:style>
    <style:style style:name="P65" style:family="paragraph" style:parent-style-name="Table_20_Contents">
      <style:text-properties style:font-name="Courier" fo:font-size="12pt" fo:font-weight="normal" officeooo:rsid="0027b218" officeooo:paragraph-rsid="0027b218" style:font-size-asian="12pt" style:font-weight-asian="normal" style:font-size-complex="12pt" style:font-weight-complex="normal"/>
    </style:style>
    <style:style style:name="P66" style:family="paragraph" style:parent-style-name="Table_20_Contents">
      <style:text-properties style:font-name="Courier" fo:font-size="12pt" fo:font-weight="normal" officeooo:rsid="0025d1d2" officeooo:paragraph-rsid="0025d1d2" style:font-size-asian="12pt" style:font-weight-asian="normal" style:font-size-complex="12pt" style:font-weight-complex="normal"/>
    </style:style>
    <style:style style:name="P67" style:family="paragraph" style:parent-style-name="Table_20_Contents">
      <style:text-properties style:font-name="Courier" fo:font-size="12pt" fo:font-weight="normal" officeooo:rsid="001ed48b" officeooo:paragraph-rsid="0021cbcb" style:font-size-asian="12pt" style:font-weight-asian="normal" style:font-size-complex="12pt" style:font-weight-complex="normal"/>
    </style:style>
    <style:style style:name="P68" style:family="paragraph" style:parent-style-name="Table_20_Contents">
      <style:text-properties style:font-name="Courier" fo:font-size="12pt" fo:font-weight="normal" officeooo:rsid="00225e50" officeooo:paragraph-rsid="00225e50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style:font-name="Courier" fo:font-size="12pt" fo:font-weight="normal" officeooo:rsid="001f74e7" officeooo:paragraph-rsid="001f74e7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officeooo:rsid="0027b218" officeooo:paragraph-rsid="0027b218"/>
    </style:style>
    <style:style style:name="P71" style:family="paragraph" style:parent-style-name="Table_20_Contents">
      <style:text-properties officeooo:rsid="003c4d88" officeooo:paragraph-rsid="003c4d88"/>
    </style:style>
    <style:style style:name="P72" style:family="paragraph" style:parent-style-name="Table_20_Contents">
      <style:text-properties officeooo:rsid="003daba0" officeooo:paragraph-rsid="003daba0"/>
    </style:style>
    <style:style style:name="P73" style:family="paragraph" style:parent-style-name="Table_20_Contents">
      <style:text-properties officeooo:rsid="003174e8" officeooo:paragraph-rsid="003ee395"/>
    </style:style>
    <style:style style:name="P74" style:family="paragraph" style:parent-style-name="Table_20_Contents">
      <style:text-properties officeooo:rsid="003174e8" officeooo:paragraph-rsid="003f3995"/>
    </style:style>
    <style:style style:name="P75" style:family="paragraph" style:parent-style-name="Table_20_Contents">
      <style:text-properties officeooo:rsid="002f80cd" officeooo:paragraph-rsid="002f80cd"/>
    </style:style>
    <style:style style:name="P76" style:family="paragraph" style:parent-style-name="Table_20_Contents">
      <style:text-properties officeooo:rsid="002f80cd" officeooo:paragraph-rsid="0041879e"/>
    </style:style>
    <style:style style:name="P77" style:family="paragraph" style:parent-style-name="Table_20_Contents">
      <style:text-properties officeooo:rsid="0041879e" officeooo:paragraph-rsid="0041879e"/>
    </style:style>
    <style:style style:name="P78" style:family="paragraph" style:parent-style-name="Table_20_Contents">
      <style:text-properties officeooo:rsid="003f3995" officeooo:paragraph-rsid="003f3995"/>
    </style:style>
    <style:style style:name="P79" style:family="paragraph" style:parent-style-name="MathematicaCellInput">
      <style:paragraph-properties fo:text-align="start" style:justify-single-word="false" style:text-autospace="none"/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paragraph-rsid="0015a2c5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80" style:family="paragraph" style:parent-style-name="MathematicaCellInput">
      <style:paragraph-properties fo:text-align="start" style:justify-single-word="false" style:text-autospace="none"/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07c61f" officeooo:paragraph-rsid="0015a2c5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81" style:family="paragraph" style:parent-style-name="Standard">
      <style:text-properties fo:color="#000000"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45b4ab" officeooo:paragraph-rsid="0045b4ab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82" style:family="paragraph" style:parent-style-name="Table_20_Contents">
      <style:text-properties fo:color="#000000"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44dc23" officeooo:paragraph-rsid="0044dc23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83" style:family="paragraph" style:parent-style-name="Table_20_Contents">
      <style:text-properties style:text-outline="false" style:text-line-through-style="none" style:text-line-through-type="none" style:font-name="Courier" fo:font-size="12pt" fo:letter-spacing="normal" fo:font-style="normal" fo:text-shadow="none" style:text-underline-style="none" fo:font-weight="normal" officeooo:rsid="0044dc23" officeooo:paragraph-rsid="0044dc23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T1" style:family="text">
      <style:text-properties officeooo:rsid="0001256e"/>
    </style:style>
    <style:style style:name="T2" style:family="text">
      <style:text-properties officeooo:rsid="00067b0e"/>
    </style:style>
    <style:style style:name="T3" style:family="text">
      <style:text-properties style:text-position="25% 58%" officeooo:rsid="00067b0e"/>
    </style:style>
    <style:style style:name="T4" style:family="text">
      <style:text-properties style:text-position="0% 100%" officeooo:rsid="00067b0e"/>
    </style:style>
    <style:style style:name="T5" style:family="text">
      <style:text-properties style:text-position="0% 100%" officeooo:rsid="00250afa"/>
    </style:style>
    <style:style style:name="T6" style:family="text">
      <style:text-properties officeooo:rsid="0015a2c5"/>
    </style:style>
    <style:style style:name="T7" style:family="text">
      <style:text-properties style:text-outline="false" style:text-line-through-style="none" style:text-line-through-type="none" fo:letter-spacing="normal" fo:font-style="normal" fo:text-shadow="none" style:text-underline-style="none" officeooo:rsid="00067b0e" style:font-name-asian="Courier" style:font-style-asian="normal" style:font-name-complex="Courier" style:font-style-complex="normal"/>
    </style:style>
    <style:style style:name="T8" style:family="text">
      <style:text-properties officeooo:rsid="001df3ed"/>
    </style:style>
    <style:style style:name="T9" style:family="text">
      <style:text-properties officeooo:rsid="001ed48b"/>
    </style:style>
    <style:style style:name="T10" style:family="text">
      <style:text-properties officeooo:rsid="001f2afa"/>
    </style:style>
    <style:style style:name="T11" style:family="text">
      <style:text-properties officeooo:rsid="001f74e7"/>
    </style:style>
    <style:style style:name="T12" style:family="text">
      <style:text-properties officeooo:rsid="0021cbcb"/>
    </style:style>
    <style:style style:name="T13" style:family="text">
      <style:text-properties style:text-position="super 58%" officeooo:rsid="0021cbcb"/>
    </style:style>
    <style:style style:name="T14" style:family="text">
      <style:text-properties officeooo:rsid="00357a93"/>
    </style:style>
    <style:style style:name="T15" style:family="text">
      <style:text-properties officeooo:rsid="00366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I 84 to Mathematica </text:span><text:a xlink:type="simple" xlink:href="http://education.ti.com/guidebooks/graphing/84p/TI84PlusGuidebook_Part2_EN.pdf"><text:span text:style-name="T1">TI 84 Manual</text:span></text:a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Mathematica</text:p>
          </table:table-cell>
          <table:table-cell table:style-name="Table1.B1" office:value-type="string">
            <text:p text:style-name="P56">TI 84</text:p>
          </table:table-cell>
        </table:table-row>
        <table:table-row>
          <table:table-cell table:style-name="Table1.A2" office:value-type="string">
            <text:p text:style-name="P29"><text:span text:style-name="T9">Table</text:span>[A^2,{A,1,11,3}]</text:p>
          </table:table-cell>
          <table:table-cell table:style-name="Table1.B2" office:value-type="string">
            <text:p text:style-name="P56">seq(A^2,A,1,11,3)</text:p>
            <text:p text:style-name="P56">{1,16,49,100}</text:p>
            <text:p text:style-name="P65">List max 999 complex numbers.</text:p>
            <text:p text:style-name="P65">Stores real numbers if you do real(L1)</text:p>
          </table:table-cell>
        </table:table-row>
        <table:table-row>
          <table:table-cell table:style-name="Table1.A2" office:value-type="string">
            <text:p text:style-name="P27">Sort[{<text:span text:style-name="T6">3</text:span>,<text:span text:style-name="T6">1</text:span>,<text:span text:style-name="T6">2</text:span>}]</text:p>
            <text:p text:style-name="P28">Reverse@Sort[{<text:span text:style-name="T6">3</text:span>,<text:span text:style-name="T6">1</text:span>,<text:span text:style-name="T6">2</text:span>}]</text:p>
          </table:table-cell>
          <table:table-cell table:style-name="Table1.B2" office:value-type="string">
            <text:p text:style-name="P56">SortA[{3,1,2}]</text:p>
            <text:p text:style-name="P58">{1,2,3}<text:line-break/>SortD[{3,1,2}]</text:p>
            <text:p text:style-name="P58">{3,2,1}</text:p>
          </table:table-cell>
        </table:table-row>
        <table:table-row>
          <table:table-cell table:style-name="Table1.A2" office:value-type="string">
            <text:p text:style-name="P27">Reverse@Sort[{<text:span text:style-name="T6">3</text:span>,<text:span text:style-name="T6">1</text:span>,<text:span text:style-name="T6">2</text:span>}]</text:p>
            <text:p text:style-name="P27"/>
          </table:table-cell>
          <table:table-cell table:style-name="Table1.B2" office:value-type="string">
            <text:p text:style-name="P56">SortD[{3,1,2}]</text:p>
            <text:p text:style-name="P56">{3,2,1}</text:p>
          </table:table-cell>
        </table:table-row>
        <table:table-row>
          <table:table-cell table:style-name="Table1.A2" office:value-type="string">
            <text:p text:style-name="P38">A[[1;;2]]</text:p>
            <text:p text:style-name="P30">Length[{0,0,0}]</text:p>
            <text:p text:style-name="P38">3</text:p>
          </table:table-cell>
          <table:table-cell table:style-name="Table1.B2" office:value-type="string">
            <text:p text:style-name="P56">dim[{0,0,0}]</text:p>
            <text:p text:style-name="P56">3</text:p>
          </table:table-cell>
        </table:table-row>
        <table:table-row>
          <table:table-cell table:style-name="Table1.A2" office:value-type="string">
            <text:p text:style-name="P39">2+3;1+1;</text:p>
            <text:p text:style-name="P39">2+3:1+1</text:p>
          </table:table-cell>
          <table:table-cell table:style-name="Table1.B2" office:value-type="string">
            <text:p text:style-name="P56">5 -&gt; dim(L2) <text:s text:c="9"/></text:p>
            <text:p text:style-name="P56">{0,0,0,0,0}</text:p>
          </table:table-cell>
        </table:table-row>
        <table:table-row>
          <table:table-cell table:style-name="Table1.A2" office:value-type="string">
            <text:p text:style-name="P31">Differences[{4, 10, 14}]</text:p>
            <text:p text:style-name="P31">{6,4}</text:p>
          </table:table-cell>
          <table:table-cell table:style-name="Table1.B2" office:value-type="string">
            <text:p text:style-name="P57">List({4,10,14})</text:p>
            <text:p text:style-name="P56">{6,4}</text:p>
          </table:table-cell>
        </table:table-row>
        <table:table-row>
          <table:table-cell table:style-name="Table1.A2" office:value-type="string">
            <text:p text:style-name="P37">Join[{1,2},{3,4}]</text:p>
            <text:p text:style-name="P48">{1,2,3,4}</text:p>
          </table:table-cell>
          <table:table-cell table:style-name="Table1.B2" office:value-type="string">
            <text:p text:style-name="P62">augment({1,2},{3,4})</text:p>
            <text:p text:style-name="P62">{1,2,3,4}</text:p>
          </table:table-cell>
        </table:table-row>
        <table:table-row>
          <table:table-cell table:style-name="Table1.A2" office:value-type="string">
            <text:p text:style-name="P43">A = Transpose@{{1, 2}, {3, 4}}</text:p>
            <text:p text:style-name="P40">Grid@A</text:p>
            <text:p text:style-name="P40">{{1, 3}, {2, 4}}</text:p>
            <text:p text:style-name="P41">1 3</text:p>
            <text:p text:style-name="P41">2 4</text:p>
          </table:table-cell>
          <table:table-cell table:style-name="Table1.B2" office:value-type="string">
            <text:p text:style-name="P63">List&gt;<text:span text:style-name="T11">matr</text:span>({1<text:span text:style-name="T9">,2</text:span>},{<text:span text:style-name="T9">3,4</text:span>},[A])</text:p>
            <text:p text:style-name="P63">[A]</text:p>
            <text:p text:style-name="P63"><text:s text:c="3"/><text:span text:style-name="T9">[</text:span>1 <text:span text:style-name="T10">3</text:span></text:p>
            <text:p text:style-name="P67"><text:s text:c="4"/>2 4]</text:p>
          </table:table-cell>
        </table:table-row>
        <table:table-row>
          <table:table-cell table:style-name="Table1.A2" office:value-type="string">
            <text:p text:style-name="P44">A = Grid@Transpose[A]</text:p>
            <text:p text:style-name="P42">1 2</text:p>
            <text:p text:style-name="P42">3 4</text:p>
          </table:table-cell>
          <table:table-cell table:style-name="Table1.B2" office:value-type="string">
            <text:p text:style-name="P64"><text:span text:style-name="T12">[A]</text:span><text:span text:style-name="T13">T</text:span><text:span text:style-name="T5">&gt;[A]</text:span></text:p>
            <text:p text:style-name="P68">[1 2</text:p>
            <text:p text:style-name="P68"><text:s/>3 4]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B2" office:value-type="string">
            <text:p text:style-name="P69">Matr&gt;list([A],L1,L2)</text:p>
            <text:p text:style-name="P66">L1</text:p>
            <text:p text:style-name="P66"/>
            <text:p text:style-name="P66">L2</text:p>
          </table:table-cell>
        </table:table-row>
        <table:table-row>
          <table:table-cell table:style-name="Table1.A2" office:value-type="string">
            <text:p text:style-name="P30">Accumulate[{1,2,3,4,5}]</text:p>
            <text:p text:style-name="P30">{1, 3, 6, 10, 15}</text:p>
          </table:table-cell>
          <table:table-cell table:style-name="Table1.B2" office:value-type="string">
            <text:p text:style-name="P55">cumSum({1,2,3,4,5})</text:p>
            <text:p text:style-name="P55">1,3,6,10,15</text:p>
          </table:table-cell>
        </table:table-row>
        <table:table-row>
          <table:table-cell table:style-name="Table1.A2" office:value-type="string">
            <text:p text:style-name="P30">Min,Max,Mean,Median,StandardDeviation,Variance, Plus[L[[1;;2]]], Product[L[[1;;2]]]</text:p>
          </table:table-cell>
          <table:table-cell table:style-name="Table1.B2" office:value-type="string">
            <text:p text:style-name="P55">min<text:span text:style-name="T14">(x,y)</text:span>,max<text:span text:style-name="T14">(x,y)</text:span>,mean<text:span text:style-name="T15">(L)</text:span>,median<text:span text:style-name="T15">(L)</text:span>,stdDev,variance, sum(list,start,end),prod(list,start,end)</text:p>
          </table:table-cell>
        </table:table-row>
        <text:soft-page-break/>
        <table:table-row>
          <table:table-cell table:style-name="Table1.A2" office:value-type="string">
            <text:p text:style-name="P32">LinearModelFit</text:p>
          </table:table-cell>
          <table:table-cell table:style-name="Table1.B2" office:value-type="string">
            <text:p text:style-name="P53"><text:span text:style-name="T7">LinReg(a+bx)</text:span>, PwrReg, QuadReg, CubicReg, QuartReg, 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3">{1,2,3}-&gt;L1</text:p>
            <text:p text:style-name="P33">{1,2,3}-&gt;L2</text:p>
            <text:p text:style-name="P33"/>
            <text:p text:style-name="P54">Fit[{1,2,3,4}, {1, x}, x]</text:p>
            <text:p text:style-name="P25"><text:span text:style-name="T2">-2.22045×10</text:span><text:span text:style-name="T3">-16</text:span><text:span text:style-name="T4">+1. x</text:span></text:p>
            <text:p text:style-name="P49"/>
            <text:p text:style-name="P50">L1 </text:p>
          </table:table-cell>
        </table:table-row>
        <table:table-row>
          <table:table-cell table:style-name="Table1.A2" office:value-type="string">
            <text:p text:style-name="P4">s=0;</text:p>
            <text:p text:style-name="P79">Reverse[</text:p>
            <text:p text:style-name="P79">Map[Function[y,s=s+y[[1]]*y[[2]]],Transpose[{{1,2,3},{1,2,3}}]]</text:p>
            <text:p text:style-name="P80">][[0]]</text:p>
            <text:p text:style-name="P26"/>
          </table:table-cell>
          <table:table-cell table:style-name="Table1.B2" office:value-type="string">
            <text:p text:style-name="P45">1-Var Stats {1,2,3,4},{1,2,3,4}</text:p>
          </table:table-cell>
        </table:table-row>
        <table:table-row>
          <table:table-cell table:style-name="Table1.A2" office:value-type="string">
            <text:p text:style-name="P26">Q1 and Q2</text:p>
          </table:table-cell>
          <table:table-cell table:style-name="Table1.B2" office:value-type="string">
            <text:p text:style-name="P52"/>
          </table:table-cell>
        </table:table-row>
        <table:table-row table:style-name="Table1.18">
          <table:table-cell table:style-name="Table1.A2" office:value-type="string">
            <text:p text:style-name="P34">x = {1, 2, 3}</text:p>
            <text:p text:style-name="P34">test := x + 3</text:p>
          </table:table-cell>
          <table:table-cell table:style-name="Table1.B2" office:value-type="string">
            <text:p text:style-name="P59">{1,2,3}&gt;L1</text:p>
            <text:p text:style-name="P52">“<text:span text:style-name="T8">L1+3”&gt;L2</text:span></text:p>
            <text:p text:style-name="P59">L2</text:p>
          </table:table-cell>
        </table:table-row>
        <table:table-row>
          <table:table-cell table:style-name="Table1.A2" office:value-type="string">
            <text:p text:style-name="P35">{{1},{2},{3}}</text:p>
          </table:table-cell>
          <table:table-cell table:style-name="Table1.B2" office:value-type="string">
            <text:p text:style-name="P60">List&gt;matr({1},{2},{3},[A])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B2" office:value-type="string">
            <text:p text:style-name="P61">[[1,2] [3,4]]&gt;[A]</text:p>
            <text:p text:style-name="P61">[[5,6] [7,8]]&gt;[B]</text:p>
            <text:p text:style-name="P61">augment([A],[B]]</text:p>
            <text:p text:style-name="P61"><text:s text:c="3"/>[[1 2 5 6] [3 4 7 8]</text:p>
          </table:table-cell>
        </table:table-row>
        <table:table-row>
          <table:table-cell table:style-name="Table1.A2" office:value-type="string">
            <text:p text:style-name="P82">CDF[NormalDistribution[45, 3.2], 50]</text:p>
          </table:table-cell>
          <table:table-cell table:style-name="Table1.B2" office:value-type="string">
            <text:p text:style-name="P46">normalcdf(999999,k,mu,sigma)</text:p>
            <text:p text:style-name="P46">norm.dist(b,mu,sigma,TRUE)</text:p>
            <text:p text:style-name="P46"/>
          </table:table-cell>
        </table:table-row>
        <table:table-row>
          <table:table-cell table:style-name="Table1.A2" office:value-type="string">
            <text:p text:style-name="P81">InverseCDF[NormalDistribution[151, 7], .3]</text:p>
            <text:p text:style-name="P47"/>
          </table:table-cell>
          <table:table-cell table:style-name="Table1.B2" office:value-type="string">
            <text:p text:style-name="P47">invNorm(p,mu,sigma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47"/>
          </table:table-cell>
        </table:table-row>
      </table:table>
      <text:p text:style-name="P2"/>
      <text:p text:style-name="P2"/>
      <text:p text:style-name="P24"/>
      <text:p text:style-name="P2"><text:s/>LnReg, ExpReg, PwrReg, </text:p>
      <text:p text:style-name="P2">transformed data. For example, for ExpReg (y=ab^x), r and r</text:p>
      <text:p text:style-name="P2">2</text:p>
      <text:p text:style-name="P2"><text:s/>are computed on </text:p>
      <text:p text:style-name="P2">ln y=ln a+x(ln b).</text:p>
      <text:p text:style-name="P2">LinReg(ax+b)</text:p>
      <text:p text:style-name="P2">LinReg(a+bx)</text:p>
      <text:p text:style-name="P2"><text:soft-page-break/>LnReg</text:p>
      <text:p text:style-name="P2">ExpReg</text:p>
      <text:p text:style-name="P2">PwrReg</text:p>
      <text:p text:style-name="P2">QuadReg CubicReg QuartReg</text:p>
      <text:p text:style-name="P2"/>
      <text:p text:style-name="P2"/>
      <text:p text:style-name="P7">[[1,2][3,4]]</text:p>
      <text:p text:style-name="P7"><text:s text:c="4"/>[[1 2]</text:p>
      <text:p text:style-name="P7"><text:s text:c="5"/>[3 4]]</text:p>
      <text:p text:style-name="P7">rowSwap(Ans,1,2)</text:p>
      <text:p text:style-name="P7"><text:s text:c="4"/>[[3 4]</text:p>
      <text:p text:style-name="P7"><text:s text:c="5"/>[1 2]]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Real numbers </text:p>
          </table:table-cell>
          <table:table-cell table:style-name="Table2.B1" office:value-type="string">
            <text:p text:style-name="P8">A, B, ... , Z</text:p>
          </table:table-cell>
        </table:table-row>
        <table:table-row>
          <table:table-cell table:style-name="Table2.A2" office:value-type="string">
            <text:p text:style-name="P70">Complex numbers</text:p>
          </table:table-cell>
          <table:table-cell table:style-name="Table2.B2" office:value-type="string">
            <text:p text:style-name="P70">A, B …..Z</text:p>
          </table:table-cell>
        </table:table-row>
        <table:table-row>
          <table:table-cell table:style-name="Table2.A2" office:value-type="string">
            <text:p text:style-name="P70">Matrices </text:p>
          </table:table-cell>
          <table:table-cell table:style-name="Table2.B2" office:value-type="string">
            <text:p text:style-name="P70">[A],[B]...[Z]</text:p>
          </table:table-cell>
        </table:table-row>
        <table:table-row>
          <table:table-cell table:style-name="Table2.A2" office:value-type="string">
            <text:p text:style-name="P70">Lists</text:p>
          </table:table-cell>
          <table:table-cell table:style-name="Table2.B2" office:value-type="string">
            <text:p text:style-name="P70">L1 - L6 and user defined</text:p>
          </table:table-cell>
        </table:table-row>
        <table:table-row>
          <table:table-cell table:style-name="Table2.A2" office:value-type="string">
            <text:p text:style-name="P70">Functions</text:p>
          </table:table-cell>
          <table:table-cell table:style-name="Table2.B2" office:value-type="string">
            <text:p text:style-name="P70">Y0-Y9</text:p>
          </table:table-cell>
        </table:table-row>
        <table:table-row>
          <table:table-cell table:style-name="Table2.A2" office:value-type="string">
            <text:p text:style-name="P8">Parametric equations</text:p>
          </table:table-cell>
          <table:table-cell table:style-name="Table2.B2" office:value-type="string">
            <text:p text:style-name="P8">X1T and Y1T, ... , X6T and Y6T</text:p>
          </table:table-cell>
        </table:table-row>
        <table:table-row>
          <table:table-cell table:style-name="Table2.A2" office:value-type="string">
            <text:p text:style-name="P8">Polar functions</text:p>
          </table:table-cell>
          <table:table-cell table:style-name="Table2.B2" office:value-type="string">
            <text:p text:style-name="P9">r1, r2, r3, r4, r5, r6</text:p>
          </table:table-cell>
        </table:table-row>
        <table:table-row>
          <table:table-cell table:style-name="Table2.A2" office:value-type="string">
            <text:p text:style-name="P10">Sequence Functions</text:p>
          </table:table-cell>
          <table:table-cell table:style-name="Table2.B2" office:value-type="string">
            <text:p text:style-name="P10"><text:s/>u,v,w</text:p>
          </table:table-cell>
        </table:table-row>
        <table:table-row>
          <table:table-cell table:style-name="Table2.A2" office:value-type="string">
            <text:p text:style-name="P10">Stat plots</text:p>
          </table:table-cell>
          <table:table-cell table:style-name="Table2.B2" office:value-type="string">
            <text:p text:style-name="P10">Plot1, Plot2, Plot3</text:p>
          </table:table-cell>
        </table:table-row>
        <table:table-row>
          <table:table-cell table:style-name="Table2.A2" office:value-type="string">
            <text:p text:style-name="P10">Graph databases</text:p>
          </table:table-cell>
          <table:table-cell table:style-name="Table2.B2" office:value-type="string">
            <text:p text:style-name="P9">GDB0 - GDB9 </text:p>
          </table:table-cell>
        </table:table-row>
        <table:table-row>
          <table:table-cell table:style-name="Table2.A2" office:value-type="string">
            <text:p text:style-name="P10">Graph pictures</text:p>
          </table:table-cell>
          <table:table-cell table:style-name="Table2.B2" office:value-type="string">
            <text:p text:style-name="P10">Pic0 – Pic9</text:p>
          </table:table-cell>
        </table:table-row>
        <table:table-row>
          <table:table-cell table:style-name="Table2.A2" office:value-type="string">
            <text:p text:style-name="P10">Strings</text:p>
          </table:table-cell>
          <table:table-cell table:style-name="Table2.B2" office:value-type="string">
            <text:p text:style-name="P10">Str0 - Str9</text:p>
          </table:table-cell>
        </table:table-row>
      </table:table>
      <text:p text:style-name="P11">Press Mode to set Frac, Float size, Radian vs Degree, (Sequential Simul)</text:p>
      <text:p text:style-name="P11"/>
      <text:p text:style-name="P12">0&gt;N</text:p>
      <text:p text:style-name="P12">N+1&gt;N:N^2</text:p>
      <text:p text:style-name="P13"/>
      <text:p text:style-name="P13">Equation Solver</text:p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abs</text:p>
          </table:table-cell>
          <table:table-cell table:style-name="Table4.B1" office:value-type="string">
            <text:p text:style-name="P71">Abs[x]</text:p>
          </table:table-cell>
        </table:table-row>
        <table:table-row>
          <table:table-cell table:style-name="Table4.A2" office:value-type="string">
            <text:p text:style-name="P71">round(x)</text:p>
          </table:table-cell>
          <table:table-cell table:style-name="Table4.B2" office:value-type="string">
            <text:p text:style-name="P71">Round[]</text:p>
          </table:table-cell>
        </table:table-row>
        <table:table-row>
          <table:table-cell table:style-name="Table4.A2" office:value-type="string">
            <text:p text:style-name="P71">IPart(-3.14)</text:p>
            <text:p text:style-name="P72">-3</text:p>
          </table:table-cell>
          <table:table-cell table:style-name="Table4.B2" office:value-type="string">
            <text:p text:style-name="P23">IntegerPart[-3.14]</text:p>
            <text:p text:style-name="P15">-3</text:p>
          </table:table-cell>
        </table:table-row>
        <text:soft-page-break/>
        <table:table-row>
          <table:table-cell table:style-name="Table4.A2" office:value-type="string">
            <text:p text:style-name="P18">FPart(-3.14)</text:p>
            <text:p text:style-name="P14">-.14</text:p>
          </table:table-cell>
          <table:table-cell table:style-name="Table4.B2" office:value-type="string">
            <text:p text:style-name="P14">FractionalPart[-3.14]</text:p>
            <text:p text:style-name="P14">-.14</text:p>
          </table:table-cell>
        </table:table-row>
        <table:table-row>
          <table:table-cell table:style-name="Table4.A2" office:value-type="string">
            <text:p text:style-name="P16">rand</text:p>
            <text:p text:style-name="P73">.9999</text:p>
          </table:table-cell>
          <table:table-cell table:style-name="Table4.B2" office:value-type="string">
            <text:p text:style-name="P73">RandomReal[]</text:p>
            <text:p text:style-name="P73">.9999</text:p>
          </table:table-cell>
        </table:table-row>
      </table:table>
      <text:p text:style-name="P17"/>
      <text:p text:style-name="P19">Distributions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5">randBin(n,p,simulations)</text:p>
            <text:p text:style-name="P76">randBin(100,.5,1)</text:p>
            <text:p text:style-name="P77">45</text:p>
            <text:p text:style-name="P78">randBin(100,.5,1)</text:p>
          </table:table-cell>
          <table:table-cell table:style-name="Table3.B1" office:value-type="string">
            <text:p text:style-name="P74">RandomVariate[BinomialDistribution[100, .5], 1]</text:p>
            <text:p text:style-name="P77">45</text:p>
          </table:table-cell>
        </table:table-row>
        <table:table-row>
          <table:table-cell table:style-name="Table3.A2" office:value-type="string">
            <text:p text:style-name="P20">Rescale[2.5, {-10, 10}]</text:p>
            <text:p text:style-name="P20">Rescale[2.5, {-10, 10}, {0, 1}]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1"/>
      <text:p text:style-name="P21"/>
      <text:p text:style-name="P22">normalpdf( nn probability density function</text:p>
      <text:p text:style-name="P22">2: normalcdf( </text:p>
      <text:p text:style-name="P22">3: invNorm( </text:p>
      <text:p text:style-name="P22">4: invT( Inverse cumulative Student-t distribution</text:p>
      <text:p text:style-name="P22">5: tpdf( Student-t probability density</text:p>
      <text:p text:style-name="P22">6: tcdf( Student-t distribution probability</text:p>
      <text:p text:style-name="P22">7: c2pdf( Chi-square probability density</text:p>
      <text:p text:style-name="P22">8: c2cdf Chi-square distribution probability</text:p>
      <text:p text:style-name="P22">9: Üpdf( wÜprobability density</text:p>
      <text:p text:style-name="P22">0: Ücdf( wÜdistribution probability</text:p>
      <text:p text:style-name="P22">A: binompdf( B</text:p>
      <text:p text:style-name="P22"><text:s/>binomcdf( Binomial cumulative density</text:p>
      <text:p text:style-name="P22">C: poissonpdf( Poisson probability</text:p>
      <text:p text:style-name="P22">D: poissoncdf( Poisson cumulative density</text:p>
      <text:p text:style-name="P22">E: geometpdf( Geometric probability</text:p>
      <text:p text:style-name="P22">F: geometcdf( Geometric cumulative den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egoe UI" svg:font-family="'Segoe UI'" style:font-family-generic="roman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23:23:22.25</meta:creation-date>
    <dc:date>2016-03-24T23:35:20.474000000</dc:date>
    <meta:editing-duration>P3DT16M28S</meta:editing-duration>
    <meta:editing-cycles>52</meta:editing-cycles>
    <meta:generator>LibreOffice/4.2.5.2$Windows_x86 LibreOffice_project/61cb170a04bb1f12e77c884eab9192be736ec5f5</meta:generator>
    <meta:document-statistic meta:table-count="4" meta:image-count="0" meta:object-count="0" meta:page-count="4" meta:paragraph-count="172" meta:word-count="384" meta:character-count="2989" meta:non-whitespace-character-count="2724"/>
  </office:meta>
</office:document-meta>
</file>